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team1 </text:p>
          </table:table-cell>
          <table:table-cell office:value-type="string">
            <text:p>team2 </text:p>
          </table:table-cell>
          <table:table-cell office:value-type="string">
            <text:p>deadline </text:p>
          </table:table-cell>
          <table:table-cell office:value-type="string">
            <text:p>played </text:p>
          </table:table-cell>
          <table:table-cell office:value-type="string">
            <text:p>score-winner </text:p>
          </table:table-cell>
          <table:table-cell office:value-type="string">
            <text:p>score-goals </text:p>
          </table:table-cell>
          <table:table-cell office:value-type="string">
            <text:p>goals1 </text:p>
          </table:table-cell>
          <table:table-cell office:value-type="string">
            <text:p>goals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 </text:p>
          </table:table-cell>
          <table:table-cell office:value-type="string">
            <text:p>Brazilië </text:p>
          </table:table-cell>
          <table:table-cell office:value-type="string">
            <text:p>Kroatië </text:p>
          </table:table-cell>
          <table:table-cell office:value-type="string">
            <text:p>2014-04-26 21:30:00 </text:p>
          </table:table-cell>
          <table:table-cell office:value-type="string">
            <text:p>2014-04-26 22:00:00 </text:p>
          </table:table-cell>
          <table:table-cell office:value-type="float" office:value="5">
            <text:p>5</text:p>
          </table:table-cell>
          <table:table-cell table:formula="of:=[.I2]*2" office:value-type="float" office:value="10">
            <text:p>10</text:p>
          </table:table-cell>
          <table:table-cell office:value-type="string">
            <text:p>2 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 </text:p>
          </table:table-cell>
          <table:table-cell office:value-type="string">
            <text:p>Mexico </text:p>
          </table:table-cell>
          <table:table-cell office:value-type="string">
            <text:p>Kameroen </text:p>
          </table:table-cell>
          <table:table-cell office:value-type="string">
            <text:p>2014-04-27 17:30:00 </text:p>
          </table:table-cell>
          <table:table-cell office:value-type="string">
            <text:p>2014-04-27 18:00:00 </text:p>
          </table:table-cell>
          <table:table-cell office:value-type="float" office:value="5">
            <text:p>5</text:p>
          </table:table-cell>
          <table:table-cell table:formula="of:=[.I3]*2" office:value-type="float" office:value="10">
            <text:p>10</text:p>
          </table:table-cell>
          <table:table-cell office:value-type="string">
            <text:p>0 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 </text:p>
          </table:table-cell>
          <table:table-cell office:value-type="string">
            <text:p>Spanje </text:p>
          </table:table-cell>
          <table:table-cell office:value-type="string">
            <text:p>Nederland </text:p>
          </table:table-cell>
          <table:table-cell office:value-type="string">
            <text:p>2014-04-27 20:30:00 </text:p>
          </table:table-cell>
          <table:table-cell office:value-type="string">
            <text:p>2014-04-27 21:00:00 </text:p>
          </table:table-cell>
          <table:table-cell office:value-type="float" office:value="5">
            <text:p>5</text:p>
          </table:table-cell>
          <table:table-cell table:formula="of:=[.I4]*2" office:value-type="float" office:value="10">
            <text:p>10</text:p>
          </table:table-cell>
          <table:table-cell office:value-type="string">
            <text:p>1 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 </text:p>
          </table:table-cell>
          <table:table-cell office:value-type="string">
            <text:p>Chili </text:p>
          </table:table-cell>
          <table:table-cell office:value-type="string">
            <text:p>Australië </text:p>
          </table:table-cell>
          <table:table-cell office:value-type="string">
            <text:p>2014-04-27 23:30:00 </text:p>
          </table:table-cell>
          <table:table-cell office:value-type="string">
            <text:p>2014-04-28 00:00:00 </text:p>
          </table:table-cell>
          <table:table-cell office:value-type="float" office:value="5">
            <text:p>5</text:p>
          </table:table-cell>
          <table:table-cell table:formula="of:=[.I5]*2" office:value-type="float" office:value="10">
            <text:p>10</text:p>
          </table:table-cell>
          <table:table-cell office:value-type="string">
            <text:p>1 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 </text:p>
          </table:table-cell>
          <table:table-cell office:value-type="string">
            <text:p>Colombia </text:p>
          </table:table-cell>
          <table:table-cell office:value-type="string">
            <text:p>Griekenland </text:p>
          </table:table-cell>
          <table:table-cell office:value-type="string">
            <text:p>2014-04-28 17:30:00 </text:p>
          </table:table-cell>
          <table:table-cell office:value-type="string">
            <text:p>2014-04-28 18:00:00 </text:p>
          </table:table-cell>
          <table:table-cell office:value-type="float" office:value="5">
            <text:p>5</text:p>
          </table:table-cell>
          <table:table-cell table:formula="of:=[.I6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6 </text:p>
          </table:table-cell>
          <table:table-cell office:value-type="string">
            <text:p>Uruguay </text:p>
          </table:table-cell>
          <table:table-cell office:value-type="string">
            <text:p>Costa Rica </text:p>
          </table:table-cell>
          <table:table-cell office:value-type="string">
            <text:p>2014-04-28 20:30:00 </text:p>
          </table:table-cell>
          <table:table-cell office:value-type="string">
            <text:p>2014-04-28 21:00:00 </text:p>
          </table:table-cell>
          <table:table-cell office:value-type="float" office:value="5">
            <text:p>5</text:p>
          </table:table-cell>
          <table:table-cell table:formula="of:=[.I7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7 </text:p>
          </table:table-cell>
          <table:table-cell office:value-type="string">
            <text:p>Engeland </text:p>
          </table:table-cell>
          <table:table-cell office:value-type="string">
            <text:p>Italië </text:p>
          </table:table-cell>
          <table:table-cell office:value-type="string">
            <text:p>2014-04-28 23:30:00 </text:p>
          </table:table-cell>
          <table:table-cell office:value-type="string">
            <text:p>2014-04-29 00:00:00 </text:p>
          </table:table-cell>
          <table:table-cell office:value-type="float" office:value="5">
            <text:p>5</text:p>
          </table:table-cell>
          <table:table-cell table:formula="of:=[.I8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8 </text:p>
          </table:table-cell>
          <table:table-cell office:value-type="string">
            <text:p>Ivoorkust </text:p>
          </table:table-cell>
          <table:table-cell office:value-type="string">
            <text:p>Japan </text:p>
          </table:table-cell>
          <table:table-cell office:value-type="string">
            <text:p>2014-04-28 23:59:59 </text:p>
          </table:table-cell>
          <table:table-cell office:value-type="string">
            <text:p>2014-04-29 03:00:00 </text:p>
          </table:table-cell>
          <table:table-cell office:value-type="float" office:value="5">
            <text:p>5</text:p>
          </table:table-cell>
          <table:table-cell table:formula="of:=[.I9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9 </text:p>
          </table:table-cell>
          <table:table-cell office:value-type="string">
            <text:p>Zwitserland </text:p>
          </table:table-cell>
          <table:table-cell office:value-type="string">
            <text:p>Equador </text:p>
          </table:table-cell>
          <table:table-cell office:value-type="string">
            <text:p>2014-04-29 17:30:00 </text:p>
          </table:table-cell>
          <table:table-cell office:value-type="string">
            <text:p>2014-04-29 18:00:00 </text:p>
          </table:table-cell>
          <table:table-cell office:value-type="float" office:value="5">
            <text:p>5</text:p>
          </table:table-cell>
          <table:table-cell table:formula="of:=[.I10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0 </text:p>
          </table:table-cell>
          <table:table-cell office:value-type="string">
            <text:p>Frankrijk </text:p>
          </table:table-cell>
          <table:table-cell office:value-type="string">
            <text:p>Honduras </text:p>
          </table:table-cell>
          <table:table-cell office:value-type="string">
            <text:p>2014-04-29 20:30:00 </text:p>
          </table:table-cell>
          <table:table-cell office:value-type="string">
            <text:p>2014-04-29 21:00:00 </text:p>
          </table:table-cell>
          <table:table-cell office:value-type="float" office:value="5">
            <text:p>5</text:p>
          </table:table-cell>
          <table:table-cell table:formula="of:=[.I11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1 </text:p>
          </table:table-cell>
          <table:table-cell office:value-type="string">
            <text:p>Argentinië </text:p>
          </table:table-cell>
          <table:table-cell office:value-type="string">
            <text:p>Bosnië-Herzegovina </text:p>
          </table:table-cell>
          <table:table-cell office:value-type="string">
            <text:p>2014-04-29 23:30:00 </text:p>
          </table:table-cell>
          <table:table-cell office:value-type="string">
            <text:p>2014-04-30 00:00:00 </text:p>
          </table:table-cell>
          <table:table-cell office:value-type="float" office:value="5">
            <text:p>5</text:p>
          </table:table-cell>
          <table:table-cell table:formula="of:=[.I12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2 </text:p>
          </table:table-cell>
          <table:table-cell office:value-type="string">
            <text:p>Duitsland </text:p>
          </table:table-cell>
          <table:table-cell office:value-type="string">
            <text:p>Protugal </text:p>
          </table:table-cell>
          <table:table-cell office:value-type="string">
            <text:p>2014-04-30 17:30:00 </text:p>
          </table:table-cell>
          <table:table-cell office:value-type="string">
            <text:p>2014-04-30 18:00:00 </text:p>
          </table:table-cell>
          <table:table-cell office:value-type="float" office:value="5">
            <text:p>5</text:p>
          </table:table-cell>
          <table:table-cell table:formula="of:=[.I13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3 </text:p>
          </table:table-cell>
          <table:table-cell office:value-type="string">
            <text:p>Iran </text:p>
          </table:table-cell>
          <table:table-cell office:value-type="string">
            <text:p>Nigeria </text:p>
          </table:table-cell>
          <table:table-cell office:value-type="string">
            <text:p>2014-04-30 20:30:00 </text:p>
          </table:table-cell>
          <table:table-cell office:value-type="string">
            <text:p>2014-04-30 21:00:00 </text:p>
          </table:table-cell>
          <table:table-cell office:value-type="float" office:value="5">
            <text:p>5</text:p>
          </table:table-cell>
          <table:table-cell table:formula="of:=[.I14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4 </text:p>
          </table:table-cell>
          <table:table-cell office:value-type="string">
            <text:p>Ghana </text:p>
          </table:table-cell>
          <table:table-cell office:value-type="string">
            <text:p>Verenigde Staten </text:p>
          </table:table-cell>
          <table:table-cell office:value-type="string">
            <text:p>2014-04-30 23:30:00 </text:p>
          </table:table-cell>
          <table:table-cell office:value-type="string">
            <text:p>2014-05-01 00:00:00 </text:p>
          </table:table-cell>
          <table:table-cell office:value-type="float" office:value="5">
            <text:p>5</text:p>
          </table:table-cell>
          <table:table-cell table:formula="of:=[.I15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5 </text:p>
          </table:table-cell>
          <table:table-cell office:value-type="string">
            <text:p>België </text:p>
          </table:table-cell>
          <table:table-cell office:value-type="string">
            <text:p>Algerije </text:p>
          </table:table-cell>
          <table:table-cell office:value-type="string">
            <text:p>2014-05-01 17:30:00 </text:p>
          </table:table-cell>
          <table:table-cell office:value-type="string">
            <text:p>2014-05-01 18:00:00 </text:p>
          </table:table-cell>
          <table:table-cell office:value-type="float" office:value="5">
            <text:p>5</text:p>
          </table:table-cell>
          <table:table-cell table:formula="of:=[.I16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6 </text:p>
          </table:table-cell>
          <table:table-cell office:value-type="string">
            <text:p>Brazilië </text:p>
          </table:table-cell>
          <table:table-cell office:value-type="string">
            <text:p>Mexico </text:p>
          </table:table-cell>
          <table:table-cell office:value-type="string">
            <text:p>2014-05-01 20:30:00 </text:p>
          </table:table-cell>
          <table:table-cell office:value-type="string">
            <text:p>2014-05-01 21:00:00 </text:p>
          </table:table-cell>
          <table:table-cell office:value-type="float" office:value="5">
            <text:p>5</text:p>
          </table:table-cell>
          <table:table-cell table:formula="of:=[.I17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7 </text:p>
          </table:table-cell>
          <table:table-cell office:value-type="string">
            <text:p>Rusland </text:p>
          </table:table-cell>
          <table:table-cell office:value-type="string">
            <text:p>Zuid-Korea </text:p>
          </table:table-cell>
          <table:table-cell office:value-type="string">
            <text:p>2014-05-01 23:30:00 </text:p>
          </table:table-cell>
          <table:table-cell office:value-type="string">
            <text:p>2014-05-02 00:00:00 </text:p>
          </table:table-cell>
          <table:table-cell office:value-type="float" office:value="5">
            <text:p>5</text:p>
          </table:table-cell>
          <table:table-cell table:formula="of:=[.I18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8 </text:p>
          </table:table-cell>
          <table:table-cell office:value-type="string">
            <text:p>Australië </text:p>
          </table:table-cell>
          <table:table-cell office:value-type="string">
            <text:p>Nederland </text:p>
          </table:table-cell>
          <table:table-cell office:value-type="string">
            <text:p>2014-05-02 17:30:00 </text:p>
          </table:table-cell>
          <table:table-cell office:value-type="string">
            <text:p>2014-05-02 18:00:00 </text:p>
          </table:table-cell>
          <table:table-cell office:value-type="float" office:value="5">
            <text:p>5</text:p>
          </table:table-cell>
          <table:table-cell table:formula="of:=[.I19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19 </text:p>
          </table:table-cell>
          <table:table-cell office:value-type="string">
            <text:p>Spanje </text:p>
          </table:table-cell>
          <table:table-cell office:value-type="string">
            <text:p>Chili </text:p>
          </table:table-cell>
          <table:table-cell office:value-type="string">
            <text:p>2014-05-02 20:30:00 </text:p>
          </table:table-cell>
          <table:table-cell office:value-type="string">
            <text:p>2014-05-02 21:00:00 </text:p>
          </table:table-cell>
          <table:table-cell office:value-type="float" office:value="5">
            <text:p>5</text:p>
          </table:table-cell>
          <table:table-cell table:formula="of:=[.I20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0 </text:p>
          </table:table-cell>
          <table:table-cell office:value-type="string">
            <text:p>Kameroen </text:p>
          </table:table-cell>
          <table:table-cell office:value-type="string">
            <text:p>Kroatië </text:p>
          </table:table-cell>
          <table:table-cell office:value-type="string">
            <text:p>2014-05-02 23:30:00 </text:p>
          </table:table-cell>
          <table:table-cell office:value-type="string">
            <text:p>2014-05-03 00:00:00 </text:p>
          </table:table-cell>
          <table:table-cell office:value-type="float" office:value="5">
            <text:p>5</text:p>
          </table:table-cell>
          <table:table-cell table:formula="of:=[.I21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1 </text:p>
          </table:table-cell>
          <table:table-cell office:value-type="string">
            <text:p>Colombia </text:p>
          </table:table-cell>
          <table:table-cell office:value-type="string">
            <text:p>Ivoorkust </text:p>
          </table:table-cell>
          <table:table-cell office:value-type="string">
            <text:p>2014-05-03 17:30:00 </text:p>
          </table:table-cell>
          <table:table-cell office:value-type="string">
            <text:p>2014-05-03 18:00:00 </text:p>
          </table:table-cell>
          <table:table-cell office:value-type="float" office:value="5">
            <text:p>5</text:p>
          </table:table-cell>
          <table:table-cell table:formula="of:=[.I22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2 </text:p>
          </table:table-cell>
          <table:table-cell office:value-type="string">
            <text:p>Uruguay </text:p>
          </table:table-cell>
          <table:table-cell office:value-type="string">
            <text:p>Engeland </text:p>
          </table:table-cell>
          <table:table-cell office:value-type="string">
            <text:p>2014-05-03 20:30:00 </text:p>
          </table:table-cell>
          <table:table-cell office:value-type="string">
            <text:p>2014-05-03 21:00:00 </text:p>
          </table:table-cell>
          <table:table-cell office:value-type="float" office:value="5">
            <text:p>5</text:p>
          </table:table-cell>
          <table:table-cell table:formula="of:=[.I23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3 </text:p>
          </table:table-cell>
          <table:table-cell office:value-type="string">
            <text:p>Japan </text:p>
          </table:table-cell>
          <table:table-cell office:value-type="string">
            <text:p>Griekenland </text:p>
          </table:table-cell>
          <table:table-cell office:value-type="string">
            <text:p>2014-05-03 23:30:00 </text:p>
          </table:table-cell>
          <table:table-cell office:value-type="string">
            <text:p>2014-05-04 00:00:00 </text:p>
          </table:table-cell>
          <table:table-cell office:value-type="float" office:value="5">
            <text:p>5</text:p>
          </table:table-cell>
          <table:table-cell table:formula="of:=[.I24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4 </text:p>
          </table:table-cell>
          <table:table-cell office:value-type="string">
            <text:p>Italië </text:p>
          </table:table-cell>
          <table:table-cell office:value-type="string">
            <text:p>Costa Rica </text:p>
          </table:table-cell>
          <table:table-cell office:value-type="string">
            <text:p>2014-05-04 17:30:00 </text:p>
          </table:table-cell>
          <table:table-cell office:value-type="string">
            <text:p>2014-05-04 18:00:00 </text:p>
          </table:table-cell>
          <table:table-cell office:value-type="float" office:value="5">
            <text:p>5</text:p>
          </table:table-cell>
          <table:table-cell table:formula="of:=[.I25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5 </text:p>
          </table:table-cell>
          <table:table-cell office:value-type="string">
            <text:p>Zwitserland </text:p>
          </table:table-cell>
          <table:table-cell office:value-type="string">
            <text:p>Frankrijk </text:p>
          </table:table-cell>
          <table:table-cell office:value-type="string">
            <text:p>2014-05-04 20:30:00 </text:p>
          </table:table-cell>
          <table:table-cell office:value-type="string">
            <text:p>2014-05-04 21:00:00 </text:p>
          </table:table-cell>
          <table:table-cell office:value-type="float" office:value="5">
            <text:p>5</text:p>
          </table:table-cell>
          <table:table-cell table:formula="of:=[.I26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6 </text:p>
          </table:table-cell>
          <table:table-cell office:value-type="string">
            <text:p>Honduras </text:p>
          </table:table-cell>
          <table:table-cell office:value-type="string">
            <text:p>Equador </text:p>
          </table:table-cell>
          <table:table-cell office:value-type="string">
            <text:p>2014-05-04 23:30:00 </text:p>
          </table:table-cell>
          <table:table-cell office:value-type="string">
            <text:p>2014-05-05 00:00:00 </text:p>
          </table:table-cell>
          <table:table-cell office:value-type="float" office:value="5">
            <text:p>5</text:p>
          </table:table-cell>
          <table:table-cell table:formula="of:=[.I27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7 </text:p>
          </table:table-cell>
          <table:table-cell office:value-type="string">
            <text:p>Argentinië </text:p>
          </table:table-cell>
          <table:table-cell office:value-type="string">
            <text:p>Iran </text:p>
          </table:table-cell>
          <table:table-cell office:value-type="string">
            <text:p>2014-05-05 17:30:00 </text:p>
          </table:table-cell>
          <table:table-cell office:value-type="string">
            <text:p>2014-05-05 18:00:00 </text:p>
          </table:table-cell>
          <table:table-cell office:value-type="float" office:value="5">
            <text:p>5</text:p>
          </table:table-cell>
          <table:table-cell table:formula="of:=[.I28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8 </text:p>
          </table:table-cell>
          <table:table-cell office:value-type="string">
            <text:p>Duitsland </text:p>
          </table:table-cell>
          <table:table-cell office:value-type="string">
            <text:p>Ghana </text:p>
          </table:table-cell>
          <table:table-cell office:value-type="string">
            <text:p>2014-05-05 20:30:00 </text:p>
          </table:table-cell>
          <table:table-cell office:value-type="string">
            <text:p>2014-05-05 21:00:00 </text:p>
          </table:table-cell>
          <table:table-cell office:value-type="float" office:value="5">
            <text:p>5</text:p>
          </table:table-cell>
          <table:table-cell table:formula="of:=[.I29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29 </text:p>
          </table:table-cell>
          <table:table-cell office:value-type="string">
            <text:p>Nigeria </text:p>
          </table:table-cell>
          <table:table-cell office:value-type="string">
            <text:p>Bosnië-Herzegovina </text:p>
          </table:table-cell>
          <table:table-cell office:value-type="string">
            <text:p>2014-05-05 23:30:00 </text:p>
          </table:table-cell>
          <table:table-cell office:value-type="string">
            <text:p>2014-05-06 00:00:00 </text:p>
          </table:table-cell>
          <table:table-cell office:value-type="float" office:value="5">
            <text:p>5</text:p>
          </table:table-cell>
          <table:table-cell table:formula="of:=[.I30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0 </text:p>
          </table:table-cell>
          <table:table-cell office:value-type="string">
            <text:p>België </text:p>
          </table:table-cell>
          <table:table-cell office:value-type="string">
            <text:p>Rusland </text:p>
          </table:table-cell>
          <table:table-cell office:value-type="string">
            <text:p>2014-05-06 17:30:00 </text:p>
          </table:table-cell>
          <table:table-cell office:value-type="string">
            <text:p>2014-05-06 18:00:00 </text:p>
          </table:table-cell>
          <table:table-cell office:value-type="float" office:value="5">
            <text:p>5</text:p>
          </table:table-cell>
          <table:table-cell table:formula="of:=[.I31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1 </text:p>
          </table:table-cell>
          <table:table-cell office:value-type="string">
            <text:p>Zuid-Korea </text:p>
          </table:table-cell>
          <table:table-cell office:value-type="string">
            <text:p>Algerije </text:p>
          </table:table-cell>
          <table:table-cell office:value-type="string">
            <text:p>2014-05-06 20:30:00 </text:p>
          </table:table-cell>
          <table:table-cell office:value-type="string">
            <text:p>2014-05-06 21:00:00 </text:p>
          </table:table-cell>
          <table:table-cell office:value-type="float" office:value="5">
            <text:p>5</text:p>
          </table:table-cell>
          <table:table-cell table:formula="of:=[.I32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2 </text:p>
          </table:table-cell>
          <table:table-cell office:value-type="string">
            <text:p>Verenigde Staten </text:p>
          </table:table-cell>
          <table:table-cell office:value-type="string">
            <text:p>Protugal </text:p>
          </table:table-cell>
          <table:table-cell office:value-type="string">
            <text:p>2014-05-06 23:30:00 </text:p>
          </table:table-cell>
          <table:table-cell office:value-type="string">
            <text:p>2014-05-07 00:00:00 </text:p>
          </table:table-cell>
          <table:table-cell office:value-type="float" office:value="5">
            <text:p>5</text:p>
          </table:table-cell>
          <table:table-cell table:formula="of:=[.I33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3 </text:p>
          </table:table-cell>
          <table:table-cell office:value-type="string">
            <text:p>Australië </text:p>
          </table:table-cell>
          <table:table-cell office:value-type="string">
            <text:p>Spanje </text:p>
          </table:table-cell>
          <table:table-cell office:value-type="string">
            <text:p>2014-05-07 17:30:00 </text:p>
          </table:table-cell>
          <table:table-cell office:value-type="string">
            <text:p>2014-05-07 18:00:00 </text:p>
          </table:table-cell>
          <table:table-cell office:value-type="float" office:value="5">
            <text:p>5</text:p>
          </table:table-cell>
          <table:table-cell table:formula="of:=[.I34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4 </text:p>
          </table:table-cell>
          <table:table-cell office:value-type="string">
            <text:p>Nederland </text:p>
          </table:table-cell>
          <table:table-cell office:value-type="string">
            <text:p>Chili </text:p>
          </table:table-cell>
          <table:table-cell office:value-type="string">
            <text:p>2014-05-07 17:30:00 </text:p>
          </table:table-cell>
          <table:table-cell office:value-type="string">
            <text:p>2014-05-07 18:00:00 </text:p>
          </table:table-cell>
          <table:table-cell office:value-type="float" office:value="5">
            <text:p>5</text:p>
          </table:table-cell>
          <table:table-cell table:formula="of:=[.I35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5 </text:p>
          </table:table-cell>
          <table:table-cell office:value-type="string">
            <text:p>Kameroen </text:p>
          </table:table-cell>
          <table:table-cell office:value-type="string">
            <text:p>Brazilië </text:p>
          </table:table-cell>
          <table:table-cell office:value-type="string">
            <text:p>2014-05-07 21:30:00 </text:p>
          </table:table-cell>
          <table:table-cell office:value-type="string">
            <text:p>2014-05-07 22:00:00 </text:p>
          </table:table-cell>
          <table:table-cell office:value-type="float" office:value="5">
            <text:p>5</text:p>
          </table:table-cell>
          <table:table-cell table:formula="of:=[.I36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6 </text:p>
          </table:table-cell>
          <table:table-cell office:value-type="string">
            <text:p>Kroatië </text:p>
          </table:table-cell>
          <table:table-cell office:value-type="string">
            <text:p>Mexico </text:p>
          </table:table-cell>
          <table:table-cell office:value-type="string">
            <text:p>2014-05-07 21:30:00 </text:p>
          </table:table-cell>
          <table:table-cell office:value-type="string">
            <text:p>2014-05-07 22:00:00 </text:p>
          </table:table-cell>
          <table:table-cell office:value-type="float" office:value="5">
            <text:p>5</text:p>
          </table:table-cell>
          <table:table-cell table:formula="of:=[.I37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7 </text:p>
          </table:table-cell>
          <table:table-cell office:value-type="string">
            <text:p>Italië </text:p>
          </table:table-cell>
          <table:table-cell office:value-type="string">
            <text:p>Uruguay </text:p>
          </table:table-cell>
          <table:table-cell office:value-type="string">
            <text:p>2014-05-08 17:30:00 </text:p>
          </table:table-cell>
          <table:table-cell office:value-type="string">
            <text:p>2014-05-08 18:00:00 </text:p>
          </table:table-cell>
          <table:table-cell office:value-type="float" office:value="5">
            <text:p>5</text:p>
          </table:table-cell>
          <table:table-cell table:formula="of:=[.I38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8 </text:p>
          </table:table-cell>
          <table:table-cell office:value-type="string">
            <text:p>Costa Rica </text:p>
          </table:table-cell>
          <table:table-cell office:value-type="string">
            <text:p>Engeland </text:p>
          </table:table-cell>
          <table:table-cell office:value-type="string">
            <text:p>2014-05-08 17:30:00 </text:p>
          </table:table-cell>
          <table:table-cell office:value-type="string">
            <text:p>2014-05-08 18:00:00 </text:p>
          </table:table-cell>
          <table:table-cell office:value-type="float" office:value="5">
            <text:p>5</text:p>
          </table:table-cell>
          <table:table-cell table:formula="of:=[.I39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39 </text:p>
          </table:table-cell>
          <table:table-cell office:value-type="string">
            <text:p>Japan </text:p>
          </table:table-cell>
          <table:table-cell office:value-type="string">
            <text:p>Colombia </text:p>
          </table:table-cell>
          <table:table-cell office:value-type="string">
            <text:p>2014-05-08 21:30:00 </text:p>
          </table:table-cell>
          <table:table-cell office:value-type="string">
            <text:p>2014-05-08 22:00:00 </text:p>
          </table:table-cell>
          <table:table-cell office:value-type="float" office:value="5">
            <text:p>5</text:p>
          </table:table-cell>
          <table:table-cell table:formula="of:=[.I40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0 </text:p>
          </table:table-cell>
          <table:table-cell office:value-type="string">
            <text:p>Griekenland </text:p>
          </table:table-cell>
          <table:table-cell office:value-type="string">
            <text:p>Ivoorkust </text:p>
          </table:table-cell>
          <table:table-cell office:value-type="string">
            <text:p>2014-05-08 21:30:00 </text:p>
          </table:table-cell>
          <table:table-cell office:value-type="string">
            <text:p>2014-05-08 22:00:00 </text:p>
          </table:table-cell>
          <table:table-cell office:value-type="float" office:value="5">
            <text:p>5</text:p>
          </table:table-cell>
          <table:table-cell table:formula="of:=[.I41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1 </text:p>
          </table:table-cell>
          <table:table-cell office:value-type="string">
            <text:p>Nigeria </text:p>
          </table:table-cell>
          <table:table-cell office:value-type="string">
            <text:p>Argentinië </text:p>
          </table:table-cell>
          <table:table-cell office:value-type="string">
            <text:p>2014-05-09 17:30:00 </text:p>
          </table:table-cell>
          <table:table-cell office:value-type="string">
            <text:p>2014-05-09 18:00:00 </text:p>
          </table:table-cell>
          <table:table-cell office:value-type="float" office:value="5">
            <text:p>5</text:p>
          </table:table-cell>
          <table:table-cell table:formula="of:=[.I42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2 </text:p>
          </table:table-cell>
          <table:table-cell office:value-type="string">
            <text:p>Bosnië-Herzegovina </text:p>
          </table:table-cell>
          <table:table-cell office:value-type="string">
            <text:p>Iran </text:p>
          </table:table-cell>
          <table:table-cell office:value-type="string">
            <text:p>2014-05-09 17:30:00 </text:p>
          </table:table-cell>
          <table:table-cell office:value-type="string">
            <text:p>2014-05-09 18:00:00 </text:p>
          </table:table-cell>
          <table:table-cell office:value-type="float" office:value="5">
            <text:p>5</text:p>
          </table:table-cell>
          <table:table-cell table:formula="of:=[.I43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3 </text:p>
          </table:table-cell>
          <table:table-cell office:value-type="string">
            <text:p>Honduras </text:p>
          </table:table-cell>
          <table:table-cell office:value-type="string">
            <text:p>Zwitserland </text:p>
          </table:table-cell>
          <table:table-cell office:value-type="string">
            <text:p>2014-05-09 21:30:00 </text:p>
          </table:table-cell>
          <table:table-cell office:value-type="string">
            <text:p>2014-05-09 22:00:00 </text:p>
          </table:table-cell>
          <table:table-cell office:value-type="float" office:value="5">
            <text:p>5</text:p>
          </table:table-cell>
          <table:table-cell table:formula="of:=[.I44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4 </text:p>
          </table:table-cell>
          <table:table-cell office:value-type="string">
            <text:p>Equador </text:p>
          </table:table-cell>
          <table:table-cell office:value-type="string">
            <text:p>Frankrijk </text:p>
          </table:table-cell>
          <table:table-cell office:value-type="string">
            <text:p>2014-05-09 21:30:00 </text:p>
          </table:table-cell>
          <table:table-cell office:value-type="string">
            <text:p>2014-05-09 22:00:00 </text:p>
          </table:table-cell>
          <table:table-cell office:value-type="float" office:value="5">
            <text:p>5</text:p>
          </table:table-cell>
          <table:table-cell table:formula="of:=[.I45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5 </text:p>
          </table:table-cell>
          <table:table-cell office:value-type="string">
            <text:p>Verenigde Staten </text:p>
          </table:table-cell>
          <table:table-cell office:value-type="string">
            <text:p>Duitsland </text:p>
          </table:table-cell>
          <table:table-cell office:value-type="string">
            <text:p>2014-05-10 17:30:00 </text:p>
          </table:table-cell>
          <table:table-cell office:value-type="string">
            <text:p>2014-05-10 18:00:00 </text:p>
          </table:table-cell>
          <table:table-cell office:value-type="float" office:value="5">
            <text:p>5</text:p>
          </table:table-cell>
          <table:table-cell table:formula="of:=[.I46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6 </text:p>
          </table:table-cell>
          <table:table-cell office:value-type="string">
            <text:p>Protugal </text:p>
          </table:table-cell>
          <table:table-cell office:value-type="string">
            <text:p>Ghana </text:p>
          </table:table-cell>
          <table:table-cell office:value-type="string">
            <text:p>2014-05-10 17:30:00 </text:p>
          </table:table-cell>
          <table:table-cell office:value-type="string">
            <text:p>2014-05-10 18:00:00 </text:p>
          </table:table-cell>
          <table:table-cell office:value-type="float" office:value="5">
            <text:p>5</text:p>
          </table:table-cell>
          <table:table-cell table:formula="of:=[.I47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7 </text:p>
          </table:table-cell>
          <table:table-cell office:value-type="string">
            <text:p>Zuid-Korea </text:p>
          </table:table-cell>
          <table:table-cell office:value-type="string">
            <text:p>België </text:p>
          </table:table-cell>
          <table:table-cell office:value-type="string">
            <text:p>2014-05-10 21:30:00 </text:p>
          </table:table-cell>
          <table:table-cell office:value-type="string">
            <text:p>2014-05-10 22:00:00 </text:p>
          </table:table-cell>
          <table:table-cell office:value-type="float" office:value="5">
            <text:p>5</text:p>
          </table:table-cell>
          <table:table-cell table:formula="of:=[.I48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8 </text:p>
          </table:table-cell>
          <table:table-cell office:value-type="string">
            <text:p>Algerije </text:p>
          </table:table-cell>
          <table:table-cell office:value-type="string">
            <text:p>Rusland </text:p>
          </table:table-cell>
          <table:table-cell office:value-type="string">
            <text:p>2014-05-10 21:30:00 </text:p>
          </table:table-cell>
          <table:table-cell office:value-type="string">
            <text:p>2014-05-10 22:00:00 </text:p>
          </table:table-cell>
          <table:table-cell office:value-type="float" office:value="5">
            <text:p>5</text:p>
          </table:table-cell>
          <table:table-cell table:formula="of:=[.I49]*2" office:value-type="float" office:value="10">
            <text:p>1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49 </text:p>
          </table:table-cell>
          <table:table-cell office:value-type="string">
            <text:p>Winnaar groep A </text:p>
          </table:table-cell>
          <table:table-cell office:value-type="string">
            <text:p>2e Groep B </text:p>
          </table:table-cell>
          <table:table-cell office:value-type="string">
            <text:p>2014-05-12 17:30:00 </text:p>
          </table:table-cell>
          <table:table-cell office:value-type="string">
            <text:p>2014-05-12 18:00:00 </text:p>
          </table:table-cell>
          <table:table-cell office:value-type="float" office:value="10">
            <text:p>10</text:p>
          </table:table-cell>
          <table:table-cell table:formula="of:=[.I50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0 </text:p>
          </table:table-cell>
          <table:table-cell office:value-type="string">
            <text:p>Winnaar groep C </text:p>
          </table:table-cell>
          <table:table-cell office:value-type="string">
            <text:p>2e Groep D </text:p>
          </table:table-cell>
          <table:table-cell office:value-type="string">
            <text:p>2014-05-12 21:30:00 </text:p>
          </table:table-cell>
          <table:table-cell office:value-type="string">
            <text:p>2014-05-12 22:00:00 </text:p>
          </table:table-cell>
          <table:table-cell office:value-type="float" office:value="10">
            <text:p>10</text:p>
          </table:table-cell>
          <table:table-cell table:formula="of:=[.I51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1 </text:p>
          </table:table-cell>
          <table:table-cell office:value-type="string">
            <text:p>Winnaar groep B </text:p>
          </table:table-cell>
          <table:table-cell office:value-type="string">
            <text:p>2e Groep A </text:p>
          </table:table-cell>
          <table:table-cell office:value-type="string">
            <text:p>2014-05-13 17:30:00 </text:p>
          </table:table-cell>
          <table:table-cell office:value-type="string">
            <text:p>2014-05-13 18:00:00 </text:p>
          </table:table-cell>
          <table:table-cell office:value-type="float" office:value="10">
            <text:p>10</text:p>
          </table:table-cell>
          <table:table-cell table:formula="of:=[.I52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2 </text:p>
          </table:table-cell>
          <table:table-cell office:value-type="string">
            <text:p>Winnaar groep D </text:p>
          </table:table-cell>
          <table:table-cell office:value-type="string">
            <text:p>2e Groep C </text:p>
          </table:table-cell>
          <table:table-cell office:value-type="string">
            <text:p>2014-05-13 21:30:00 </text:p>
          </table:table-cell>
          <table:table-cell office:value-type="string">
            <text:p>2014-05-13 22:00:00 </text:p>
          </table:table-cell>
          <table:table-cell office:value-type="float" office:value="10">
            <text:p>10</text:p>
          </table:table-cell>
          <table:table-cell table:formula="of:=[.I53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3 </text:p>
          </table:table-cell>
          <table:table-cell office:value-type="string">
            <text:p>Winnaar groep E </text:p>
          </table:table-cell>
          <table:table-cell office:value-type="string">
            <text:p>2e Groep F </text:p>
          </table:table-cell>
          <table:table-cell office:value-type="string">
            <text:p>2014-05-14 17:30:00 </text:p>
          </table:table-cell>
          <table:table-cell office:value-type="string">
            <text:p>2014-05-14 18:00:00 </text:p>
          </table:table-cell>
          <table:table-cell office:value-type="float" office:value="10">
            <text:p>10</text:p>
          </table:table-cell>
          <table:table-cell table:formula="of:=[.I54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4 </text:p>
          </table:table-cell>
          <table:table-cell office:value-type="string">
            <text:p>Winnaar groep G </text:p>
          </table:table-cell>
          <table:table-cell office:value-type="string">
            <text:p>2e Groep H </text:p>
          </table:table-cell>
          <table:table-cell office:value-type="string">
            <text:p>2014-05-14 21:30:00 </text:p>
          </table:table-cell>
          <table:table-cell office:value-type="string">
            <text:p>2014-05-14 22:00:00 </text:p>
          </table:table-cell>
          <table:table-cell office:value-type="float" office:value="10">
            <text:p>10</text:p>
          </table:table-cell>
          <table:table-cell table:formula="of:=[.I55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5 </text:p>
          </table:table-cell>
          <table:table-cell office:value-type="string">
            <text:p>Winnaar groep F </text:p>
          </table:table-cell>
          <table:table-cell office:value-type="string">
            <text:p>2e Groep E </text:p>
          </table:table-cell>
          <table:table-cell office:value-type="string">
            <text:p>2014-05-15 17:30:00 </text:p>
          </table:table-cell>
          <table:table-cell office:value-type="string">
            <text:p>2014-05-15 18:00:00 </text:p>
          </table:table-cell>
          <table:table-cell office:value-type="float" office:value="10">
            <text:p>10</text:p>
          </table:table-cell>
          <table:table-cell table:formula="of:=[.I56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6 </text:p>
          </table:table-cell>
          <table:table-cell office:value-type="string">
            <text:p>Winnaar groep H </text:p>
          </table:table-cell>
          <table:table-cell office:value-type="string">
            <text:p>2e Groep G </text:p>
          </table:table-cell>
          <table:table-cell office:value-type="string">
            <text:p>2014-05-15 21:30:00 </text:p>
          </table:table-cell>
          <table:table-cell office:value-type="string">
            <text:p>2014-05-15 22:00:00 </text:p>
          </table:table-cell>
          <table:table-cell office:value-type="float" office:value="10">
            <text:p>10</text:p>
          </table:table-cell>
          <table:table-cell table:formula="of:=[.I57]*2" office:value-type="float" office:value="20">
            <text:p>2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7 </text:p>
          </table:table-cell>
          <table:table-cell office:value-type="string">
            <text:p>Winnaar 8eF 5 </text:p>
          </table:table-cell>
          <table:table-cell office:value-type="string">
            <text:p>Winnaar 8eF 6 </text:p>
          </table:table-cell>
          <table:table-cell office:value-type="string">
            <text:p>2014-05-18 17:30:00 </text:p>
          </table:table-cell>
          <table:table-cell office:value-type="string">
            <text:p>2014-05-18 18:00:00 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8 </text:p>
          </table:table-cell>
          <table:table-cell office:value-type="string">
            <text:p>Winnaar 8eF 1 </text:p>
          </table:table-cell>
          <table:table-cell office:value-type="string">
            <text:p>Winnaar 8eF 2 </text:p>
          </table:table-cell>
          <table:table-cell office:value-type="string">
            <text:p>2014-05-18 21:30:00 </text:p>
          </table:table-cell>
          <table:table-cell office:value-type="string">
            <text:p>2014-05-18 22:00:00 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59 </text:p>
          </table:table-cell>
          <table:table-cell office:value-type="string">
            <text:p>Winnaar 8eF 7 </text:p>
          </table:table-cell>
          <table:table-cell office:value-type="string">
            <text:p>Winnaar 8eF 8 </text:p>
          </table:table-cell>
          <table:table-cell office:value-type="string">
            <text:p>2014-05-19 17:30:00 </text:p>
          </table:table-cell>
          <table:table-cell office:value-type="string">
            <text:p>2014-05-19 18:00:00 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60 </text:p>
          </table:table-cell>
          <table:table-cell office:value-type="string">
            <text:p>Winnaar 8eF 3 </text:p>
          </table:table-cell>
          <table:table-cell office:value-type="string">
            <text:p>Winnaar 8eF 4 </text:p>
          </table:table-cell>
          <table:table-cell office:value-type="string">
            <text:p>2014-05-19 21:30:00 </text:p>
          </table:table-cell>
          <table:table-cell office:value-type="string">
            <text:p>2014-05-19 22:00:00 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61 </text:p>
          </table:table-cell>
          <table:table-cell office:value-type="string">
            <text:p>Winnaar QF2 </text:p>
          </table:table-cell>
          <table:table-cell office:value-type="string">
            <text:p>Winnaar QF1 </text:p>
          </table:table-cell>
          <table:table-cell office:value-type="string">
            <text:p>2014-05-22 21:30:00 </text:p>
          </table:table-cell>
          <table:table-cell office:value-type="string">
            <text:p>2014-05-22 22:00:00 </text:p>
          </table:table-cell>
          <table:table-cell office:value-type="float" office:value="20">
            <text:p>20</text:p>
          </table:table-cell>
          <table:table-cell table:formula="of:=[.I62]*2" office:value-type="float" office:value="40">
            <text:p>4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62 </text:p>
          </table:table-cell>
          <table:table-cell office:value-type="string">
            <text:p>Winnaar QF4 </text:p>
          </table:table-cell>
          <table:table-cell office:value-type="string">
            <text:p>Winnaar QF3 </text:p>
          </table:table-cell>
          <table:table-cell office:value-type="string">
            <text:p>2014-05-23 21:30:00 </text:p>
          </table:table-cell>
          <table:table-cell office:value-type="string">
            <text:p>2014-05-23 22:00:00 </text:p>
          </table:table-cell>
          <table:table-cell office:value-type="float" office:value="20">
            <text:p>20</text:p>
          </table:table-cell>
          <table:table-cell table:formula="of:=[.I63]*2" office:value-type="float" office:value="40">
            <text:p>4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63 </text:p>
          </table:table-cell>
          <table:table-cell office:value-type="string">
            <text:p>Verliezer HF1 </text:p>
          </table:table-cell>
          <table:table-cell office:value-type="string">
            <text:p>Verliezer HF2 </text:p>
          </table:table-cell>
          <table:table-cell office:value-type="string">
            <text:p>2014-05-26 21:30:00 </text:p>
          </table:table-cell>
          <table:table-cell office:value-type="string">
            <text:p>2014-05-26 22:00:00 </text:p>
          </table:table-cell>
          <table:table-cell office:value-type="float" office:value="40">
            <text:p>40</text:p>
          </table:table-cell>
          <table:table-cell table:formula="of:=[.I64]*2" office:value-type="float" office:value="80">
            <text:p>8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2">
          <table:table-cell/>
          <table:table-cell office:value-type="string">
            <text:p>Edit </text:p>
          </table:table-cell>
          <table:table-cell office:value-type="string">
            <text:p>Delete </text:p>
          </table:table-cell>
          <table:table-cell office:value-type="string">
            <text:p>64 </text:p>
          </table:table-cell>
          <table:table-cell office:value-type="string">
            <text:p>Winnaar HF1 </text:p>
          </table:table-cell>
          <table:table-cell office:value-type="string">
            <text:p>Winnaar HF2 </text:p>
          </table:table-cell>
          <table:table-cell office:value-type="string">
            <text:p>2014-05-27 20:30:00 </text:p>
          </table:table-cell>
          <table:table-cell office:value-type="string">
            <text:p>2014-05-27 21:00:00 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string">
            <text:p>NULL </text:p>
          </table:table-cell>
          <table:table-cell office:value-type="string">
            <text:p>NULL</text:p>
          </table:table-cell>
        </table:table-row>
        <table:table-row table:style-name="ro1">
          <table:table-cell table:number-columns-repeated="8"/>
          <table:table-cell table:formula="of:=SUM([.I2:.I65])" office:value-type="float" office:value="500">
            <text:p>500</text:p>
          </table:table-cell>
          <table:table-cell table:formula="of:=SUM([.J2:.J65])" office:value-type="float" office:value="1000">
            <text:p>1000</text:p>
          </table:table-cell>
          <table:table-cell table:number-columns-repeated="2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8/04/2014</text:date>, <text:time>15:16: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ter Reuse</meta:initial-creator>
    <meta:creation-date>2014-04-28T15:13:48.68</meta:creation-date>
    <dc:date>2014-04-28T15:16:04.88</dc:date>
    <dc:creator>Pieter Reuse</dc:creator>
    <meta:editing-duration>PT2M16S</meta:editing-duration>
    <meta:editing-cycles>1</meta:editing-cycles>
    <meta:document-statistic meta:table-count="3" meta:cell-count="715" meta:object-count="0"/>
    <meta:generator>OpenOffice.org/3.3$Win32 OpenOffice.org_project/330m20$Build-9567</meta:generator>
  </office:meta>
</office:document-meta>
</file>